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draw:fill="none" fo:min-height="2.135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12.8cm" svg:height="7cm" svg:x="7.2cm" svg:y="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5.167cm" svg:height="2.385cm" svg:x="19.179cm" svg:y="0.4cm">
          <draw:text-box>
            <text:p>N=1000</text:p>
            <text:p>minDegree=2</text:p>
            <text:p>maxDegree=N-1</text:p>
          </draw:text-box>
        </draw:frame>
        <draw:frame draw:style-name="gr3" draw:text-style-name="P2" draw:layer="layout" svg:width="9.054cm" svg:height="0.963cm" svg:x="18.946cm" svg:y="3.422cm">
          <draw:text-box>
            <text:p>walkN=1,000〜100,000くらい？</text:p>
          </draw:text-box>
        </draw:frame>
        <draw:frame draw:style-name="gr1" draw:text-style-name="P1" draw:layer="layout" svg:width="24.632cm" svg:height="7.619cm" svg:x="1.568cm" svg:y="11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1" draw:layer="layout" svg:width="24.63cm" svg:height="7.62cm" svg:x="1.57cm" svg:y="11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5.167cm" svg:height="2.385cm" svg:x="19.18cm" svg:y="0.401cm">
          <draw:text-box>
            <text:p>N=1000</text:p>
            <text:p>minDegree=2</text:p>
            <text:p>maxDegree=N-1</text:p>
          </draw:text-box>
        </draw:frame>
        <draw:frame draw:style-name="gr3" draw:text-style-name="P2" draw:layer="layout" svg:width="9.054cm" svg:height="0.963cm" svg:x="18.946cm" svg:y="3.423cm">
          <draw:text-box>
            <text:p>WalkN=100,000,000</text:p>
          </draw:text-box>
        </draw:frame>
        <draw:frame draw:style-name="gr1" draw:text-style-name="P1" draw:layer="layout" svg:width="12.8cm" svg:height="7cm" svg:x="7.2cm" svg:y="4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6pt" fo:letter-spacing="normal" fo:language="ja" fo:country="JP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1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1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.30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1.3999996185303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.22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0.3000001907349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.15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0.3000001907349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6999998092651pt" fo:letter-spacing="normal" fo:language="ja" fo:country="JP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5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5.959cm" fo:padding-top="0.127cm" fo:padding-bottom="0.127cm" fo:padding-left="0.254cm" fo:padding-right="0.254cm" fo:wrap-option="wrap"/>
    </style:style>
    <style:style style:name="Mpr6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8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2">
      <draw:frame draw:name="Title 1" presentation:style-name="Mpr4" draw:text-style-name="MP8" draw:layer="backgroundobjects" svg:width="24.149cm" svg:height="4.059cm" svg:x="1.925cm" svg:y="1.118cm" presentation:class="title" presentation:user-transformed="true">
        <draw:text-box>
          <text:p text:style-name="MP7"><text:span text:style-name="MT2">マスター </text:span><text:span text:style-name="MT2">タイトル</text:span><text:span text:style-name="MT2">の書式設</text:span><text:span text:style-name="MT2">定</text:span></text:p>
        </draw:text-box>
      </draw:frame>
      <draw:frame draw:name="Content Placeholder 2" presentation:style-name="Mpr5" draw:text-style-name="MP11" draw:layer="backgroundobjects" svg:width="24.149cm" svg:height="13.323cm" svg:x="1.925cm" svg:y="5.59cm" presentation:class="outline" presentation:user-transformed="true">
        <draw:text-box>
          <text:list text:style-name="ML3">
            <text:list-item>
              <text:p text:style-name="MP9"><text:span text:style-name="MT3">アウトラインテキストの書式を編集するにはクリックします。</text:span></text:p>
              <text:list>
                <text:list-item>
                  <text:p text:style-name="MP9"><text:span text:style-name="MT3">2</text:span><text:span text:style-name="MT3">レベル目のアウトライン</text:span></text:p>
                  <text:list>
                    <text:list-item>
                      <text:p text:style-name="MP9"><text:span text:style-name="MT3">3</text:span><text:span text:style-name="MT3">レベル目のアウトライン</text:span></text:p>
                      <text:list>
                        <text:list-item>
                          <text:p text:style-name="MP9"><text:span text:style-name="MT3">4</text:span><text:span text:style-name="MT3">レベル目のアウトライン</text:span></text:p>
                          <text:list>
                            <text:list-item>
                              <text:p text:style-name="MP9"><text:span text:style-name="MT3">5</text:span><text:span text:style-name="MT3">レベル目のアウトライン</text:span></text:p>
                              <text:list>
                                <text:list-item>
                                  <text:p text:style-name="MP9"><text:span text:style-name="MT3">6</text:span><text:span text:style-name="MT3">レベル目のアウトライン</text:span></text:p>
                                  <text:list>
                                    <text:list-item>
                                      <text:p><text:span text:style-name="MT3">7</text:span><text:span text:style-name="MT3">レベル目のアウトラインマスター テキストの書式設定</text:span></text:p>
                                      <text:list>
                                        <text:list-item>
                                          <text:p><text:span text:style-name="MT4">第 </text:span><text:span text:style-name="MT4">2 </text:span><text:span text:style-name="MT4">レベル</text:span></text:p>
                                          <text:list>
                                            <text:list-item>
                                              <text:p><text:span text:style-name="MT5">第 </text:span><text:span text:style-name="MT5">3 </text:span><text:span text:style-name="MT5">レベル</text:span></text:p>
                                              <text:list>
                                                <text:list-item>
                                                  <text:p text:style-name="MP10"><text:span text:style-name="MT6">第 </text:span><text:span text:style-name="MT6">4 </text:span><text:span text:style-name="MT6">レベル</text:span></text:p>
                                                </text:list-item>
                                                <text:list-item>
                                                  <text:p text:style-name="MP10"><text:span text:style-name="MT6">第 </text:span><text:span text:style-name="MT6">5 </text:span><text:span text:style-name="MT6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8cm" svg:height="1.117cm" svg:x="1.925cm" svg:y="19.463cm" presentation:class="date-time" presentation:user-transformed="true">
        <draw:text-box>
          <text:p text:style-name="MP12"><text:span text:style-name="MT7"><text:date style:data-style-name="D1" text:date-value="2017-02-22">2/22/17</text:date></text:span></text:p>
        </draw:text-box>
      </draw:frame>
      <draw:frame draw:name="Footer Placeholder 4" presentation:style-name="Mpr6" draw:text-style-name="MP13" draw:layer="backgroundobjects" svg:width="9.448cm" svg:height="1.117cm" svg:x="9.274cm" svg:y="19.463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8cm" svg:height="1.117cm" svg:x="19.774cm" svg:y="19.463cm" presentation:class="page-number" presentation:user-transformed="true">
        <draw:text-box>
          <text:p text:style-name="MP14"><text:span text:style-name="MT7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11:13:53.759942884</meta:creation-date>
    <dc:date>2017-02-22T11:50:49.211008148</dc:date>
    <meta:editing-duration>PT36M44S</meta:editing-duration>
    <meta:editing-cycles>2</meta:editing-cycles>
    <meta:generator>LibreOffice/5.1.4.2$Linux_X86_64 LibreOffice_project/10m0$Build-2</meta:generator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01cm" svg:height="7.001cm" xlink:href="." xlink:type="simple" chart:class="chart:scatter" chart:style-name="ch1">
        <chart:title svg:x="5.755cm" svg:y="0.276cm" chart:style-name="ch2">
          <text:p>γ=2.7</text:p>
        </chart:title>
        <chart:plot-area chart:style-name="ch3" chart:data-source-has-labels="both" svg:x="0.256cm" svg:y="1.215cm" svg:width="12.289cm" svg:height="5.646cm">
          <chartooo:coordinate-region svg:x="0.833cm" svg:y="1.375cm" svg:width="11.313cm" svg:height="5.068cm"/>
          <chart:axis chart:dimension="x" chart:name="primary-x" chart:style-name="ch4" chartooo:axis-type="auto">
            <chart:categories table:cell-range-address="local-table.$A$2:.$A$24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2" chart:label-cell-address="local-table.$B$1" chart:class="chart:scatter"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γ=2.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7">
                <text:p>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 style:rotation-angle="270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0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633cm" svg:height="7.62cm" xlink:href="." xlink:type="simple" chart:class="chart:bar" chart:style-name="ch1">
        <chart:title svg:x="11.671cm" svg:y="0.288cm" chart:style-name="ch2">
          <text:p>γ=2.7</text:p>
        </chart:title>
        <chart:plot-area chart:style-name="ch3" chart:data-source-has-labels="both" svg:x="0.492cm" svg:y="1.239cm" svg:width="23.649cm" svg:height="6.229cm">
          <chartooo:coordinate-region svg:x="1.069cm" svg:y="1.239cm" svg:width="23.072cm" svg:height="4.909cm"/>
          <chart:axis chart:dimension="x" chart:name="primary-x" chart:style-name="ch4" chartooo:axis-type="auto">
            <chartooo:date-scale/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1" chart:label-cell-address="local-table.$B$1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γ=2.7</text:p>
              </table:table-cell>
            </table:table-row>
          </table:table-header-rows>
          <table:table-rows>
            <table:table-row>
              <table:table-cell office:value-type="string">
                <text:p>0-2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0-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-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-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-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-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-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-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-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-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-2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0-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-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-2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0-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-3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-3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-3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-3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0-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0-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0-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-4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-4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0-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0-5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0-5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0-5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0-5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0-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0-6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-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0-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0-6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0-7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-7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0-7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0-7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0-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0-8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0-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0-8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-8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-8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0-9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-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0-9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-9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0-9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80-1000</text:p>
              </table:table-cell>
              <table:table-cell office:value-type="float" office:value="584">
                <text:p>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0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fill-color="#5b9bd5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631cm" svg:height="7.621cm" xlink:href="." xlink:type="simple" chart:class="chart:bar" chart:style-name="ch1">
        <chart:title svg:x="11.67cm" svg:y="0.288cm" chart:style-name="ch2">
          <text:p>γ=2.7</text:p>
        </chart:title>
        <chart:plot-area chart:style-name="ch3" chart:data-source-has-labels="both" svg:x="0.492cm" svg:y="1.239cm" svg:width="23.647cm" svg:height="6.23cm">
          <chartooo:coordinate-region svg:x="1.228cm" svg:y="1.239cm" svg:width="22.911cm" svg:height="4.884cm"/>
          <chart:axis chart:dimension="x" chart:name="primary-x" chart:style-name="ch4" chartooo:axis-type="auto">
            <chartooo:date-scale/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1" chart:label-cell-address="local-table.$B$1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γ=2.7</text:p>
              </table:table-cell>
            </table:table-row>
          </table:table-header-rows>
          <table:table-rows>
            <table:table-row>
              <table:table-cell office:value-type="string">
                <text:p>0-2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0-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-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-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-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-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-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-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-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-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-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-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-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0-2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-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-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-3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-3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0-3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-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-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-4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0-4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0-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-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-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-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-5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0-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-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-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0-6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0-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0-6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0-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0-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-7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-7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0-7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0-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-8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0-8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-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-8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0-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0-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0-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0-9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0-9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0-1000</text:p>
              </table:table-cell>
              <table:table-cell office:value-type="float" office:value="721">
                <text:p>7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01cm" svg:height="7.001cm" xlink:href="." xlink:type="simple" chart:class="chart:scatter" chart:style-name="ch1">
        <chart:title svg:x="5.755cm" svg:y="0.276cm" chart:style-name="ch2">
          <text:p>γ=2.7</text:p>
        </chart:title>
        <chart:plot-area chart:style-name="ch3" chart:data-source-has-labels="both" svg:x="0.256cm" svg:y="1.215cm" svg:width="12.289cm" svg:height="5.646cm">
          <chartooo:coordinate-region svg:x="0.833cm" svg:y="1.375cm" svg:width="11.313cm" svg:height="5.068cm"/>
          <chart:axis chart:dimension="x" chart:name="primary-x" chart:style-name="ch4" chartooo:axis-type="auto">
            <chart:categories table:cell-range-address="local-table.$A$2:.$A$24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2" chart:label-cell-address="local-table.$B$1" chart:class="chart:scatter"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γ=2.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83">
                <text:p>9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